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dStoringStrategy.DefaultIdStoring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dStoringStrategy.setReference( Context context , Object bean ,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IdStoringStrategy.DefaultIdStoringStrategy( Map idByBeanMap , Map beanById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IdStoringStrategy.getReferenced( Context context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dStoringStrategy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IdStoringStrategy.getReferenceFor( Context context ,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